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8.498cm" style:rel-column-width="32760*"/>
    </style:style>
    <style:style style:name="Tabla10.B" style:family="table-column">
      <style:table-column-properties style:column-width="8.502cm" style:rel-column-width="3277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0.B1" style:family="table-cell">
      <style:table-cell-properties fo:padding="0.097cm" fo:border="0.05pt solid #ffffff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498cm" style:rel-column-width="32760*"/>
    </style:style>
    <style:style style:name="Tabla2.B" style:family="table-column">
      <style:table-column-properties style:column-width="8.502cm" style:rel-column-width="3277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B1" style:family="table-cell">
      <style:table-cell-properties fo:padding="0.097cm" fo:border="0.05pt solid #ffffff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3.B1" style:family="table-cell">
      <style:table-cell-properties fo:padding="0.097cm" fo:border="0.05pt solid #ffffff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4.B1" style:family="table-cell">
      <style:table-cell-properties fo:padding="0.097cm" fo:border="0.05pt solid #ffffff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5.B1" style:family="table-cell">
      <style:table-cell-properties fo:padding="0.097cm" fo:border="0.05pt solid #ffffff"/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497cm" style:rel-column-width="32753*"/>
    </style:style>
    <style:style style:name="Tabla1.B" style:family="table-column">
      <style:table-column-properties style:column-width="8.504cm" style:rel-column-width="32782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B1" style:family="table-cell">
      <style:table-cell-properties fo:padding="0.097cm" fo:border="0.05pt solid #ffffff"/>
    </style:style>
    <style:style style:name="P1" style:family="paragraph" style:parent-style-name="Header">
      <style:text-properties officeooo:rsid="00176fd7" officeooo:paragraph-rsid="00176fd7"/>
    </style:style>
    <style:style style:name="P2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P3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Header">
      <style:paragraph-properties fo:text-align="start" style:justify-single-word="false"/>
      <style:text-properties fo:font-size="10.5pt" fo:font-style="italic" officeooo:rsid="008942ec" officeooo:paragraph-rsid="008942ec" style:font-size-asian="10.5pt" style:font-style-asian="italic" style:font-size-complex="10.5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Liberation Sans1" fo:language="es" fo:country="ES" fo:font-weight="normal" officeooo:rsid="0089837e" officeooo:paragraph-rsid="0089837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89837e" officeooo:paragraph-rsid="0089837e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Liberation Sans1" fo:language="es" fo:country="ES" fo:font-weight="normal" officeooo:rsid="009c128c" officeooo:paragraph-rsid="0089837e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Liberation Sans1" fo:language="es" fo:country="ES" fo:font-weight="normal" officeooo:rsid="009c128c" officeooo:paragraph-rsid="0089837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ans1" fo:language="es" fo:country="ES" fo:font-weight="normal" officeooo:rsid="0089cb9f" officeooo:paragraph-rsid="0089cb9f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Liberation Sans1" fo:language="es" fo:country="ES" fo:font-weight="bold" officeooo:rsid="00223898" officeooo:paragraph-rsid="0089837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2pt" fo:language="es" fo:country="ES" fo:font-style="normal" fo:font-weight="normal" officeooo:rsid="001696fe" officeooo:paragraph-rsid="0089cb9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2pt" fo:language="es" fo:country="ES" fo:font-style="normal" fo:font-weight="normal" officeooo:rsid="001696fe" officeooo:paragraph-rsid="008aa27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2pt" fo:language="es" fo:country="ES" fo:font-style="normal" fo:font-weight="normal" officeooo:rsid="00223898" officeooo:paragraph-rsid="008aa27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2pt" fo:language="es" fo:country="ES" fo:font-style="normal" fo:font-weight="normal" officeooo:rsid="008aa27e" officeooo:paragraph-rsid="008aa27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Sans1" fo:language="es" fo:country="ES" officeooo:rsid="0013359b" officeooo:paragraph-rsid="0089837e"/>
    </style:style>
    <style:style style:name="P16" style:family="paragraph" style:parent-style-name="Standard">
      <style:text-properties style:font-name="Liberation Sans1" fo:language="es" fo:country="ES" officeooo:rsid="001696fe" officeooo:paragraph-rsid="0089837e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89837e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89cb9f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23898" officeooo:paragraph-rsid="0089837e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abbaa0" officeooo:paragraph-rsid="0089837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1768b" officeooo:paragraph-rsid="0089837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9837e" officeooo:paragraph-rsid="0089837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23898"/>
    </style:style>
    <style:style style:name="T2" style:family="text">
      <style:text-properties style:use-window-font-color="true" loext:opacity="0%" fo:font-weight="normal" officeooo:rsid="0089cb9f" style:font-weight-asian="normal" style:font-weight-complex="normal"/>
    </style:style>
    <style:style style:name="T3" style:family="text">
      <style:text-properties officeooo:rsid="0089837e"/>
    </style:style>
    <style:style style:name="T4" style:family="text">
      <style:text-properties officeooo:rsid="00a8beac"/>
    </style:style>
    <style:style style:name="T5" style:family="text">
      <style:text-properties officeooo:rsid="00abbaa0"/>
    </style:style>
    <style:style style:name="T6" style:family="text">
      <style:text-properties officeooo:rsid="00a1cb01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officeooo:rsid="0089cb9f"/>
    </style:style>
    <style:style style:name="T9" style:family="text">
      <style:text-properties officeooo:rsid="008aa2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stApp</text:p>
      <text:p text:style-name="P6"/>
      <text:p text:style-name="P6"/>
      <text:p text:style-name="P6"/>
      <text:p text:style-name="P6"/>
      <text:p text:style-name="P5">imagen de la app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text:span text:style-name="T7">Índice</text:span></text:p>
      <text:p text:style-name="P15"/>
      <text:p text:style-name="P15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7"><text:span text:style-name="T4">0</text:span><text:span text:style-name="T1">. </text:span><text:span text:style-name="T3">Portada</text:span></text:p>
          </table:table-cell>
          <table:table-cell table:style-name="Tabla10.B1" office:value-type="string">
            <text:p text:style-name="P22">1</text:p>
          </table:table-cell>
        </table:table-row>
      </table:table>
      <text:p text:style-name="P1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<text:span text:style-name="T1">1. </text:span><text:span text:style-name="T2">Funcionamiento</text:span></text:p>
          </table:table-cell>
          <table:table-cell table:style-name="Tabla2.B1" office:value-type="string">
            <text:p text:style-name="P20">X</text:p>
          </table:table-cell>
        </table:table-row>
      </table:table>
      <text:p text:style-name="P16"/>
      <text:p text:style-name="P1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<text:span text:style-name="T1">2. </text:span><text:span text:style-name="T3">Justificación del código</text:span></text:p>
          </table:table-cell>
          <table:table-cell table:style-name="Tabla3.B1" office:value-type="string">
            <text:p text:style-name="P20">X</text:p>
          </table:table-cell>
        </table:table-row>
      </table:table>
      <text:p text:style-name="P16"/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7"><text:span text:style-name="T1">3. </text:span><text:span text:style-name="T3">Estructura de la app</text:span></text:p>
          </table:table-cell>
          <table:table-cell table:style-name="Tabla4.B1" office:value-type="string">
            <text:p text:style-name="P20">X</text:p>
          </table:table-cell>
        </table:table-row>
      </table:table>
      <text:p text:style-name="P16"/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9"><text:span text:style-name="T6"><text:s text:c="3"/>3.1.</text:span> <text:span text:style-name="T3">Diagrama de flujo</text:span></text:p>
          </table:table-cell>
          <table:table-cell table:style-name="Tabla5.B1" office:value-type="string">
            <text:p text:style-name="P20">X</text:p>
          </table:table-cell>
        </table:table-row>
      </table:table>
      <text:p text:style-name="P15"/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<text:span text:style-name="T6"><text:s text:c="3"/>3.2.</text:span><text:span text:style-name="T1"> </text:span><text:span text:style-name="T3">Capturas de pantalla</text:span></text:p>
          </table:table-cell>
          <table:table-cell table:style-name="Tabla1.B1" office:value-type="string">
            <text:p text:style-name="P20">X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oft-page-break/>Funcionamiento</text:h>
      <text:p text:style-name="P9"/>
      <text:p text:style-name="P9"/>
      <text:p text:style-name="P9">asdfdasfdasfdasfdsafd</text:p>
      <text:p text:style-name="P9"/>
      <text:p text:style-name="P9"/>
      <text:h text:style-name="Heading_20_2" text:outline-level="2">Justificación del código</text:h>
      <text:p text:style-name="P9"/>
      <text:p text:style-name="P9"/>
      <text:p text:style-name="P9">asdfadsfdsafasdf</text:p>
      <text:p text:style-name="P9"/>
      <text:p text:style-name="P9"/>
      <text:h text:style-name="Heading_20_2" text:outline-level="2">Estructura de la app<text:line-break/></text:h>
      <text:p text:style-name="P12"><text:span text:style-name="T3"><text:line-break/></text:span><text:span text:style-name="T8">safdsfdsfdsf</text:span></text:p>
      <text:p text:style-name="P11"/>
      <text:p text:style-name="P11"/>
      <text:h text:style-name="Heading_20_2" text:outline-level="2">Diagrama de flujo<text:line-break/></text:h>
      <text:p text:style-name="P13"><text:span text:style-name="T3"><text:line-break/></text:span><text:span text:style-name="T9">capturas de draw.io</text:span></text:p>
      <text:p text:style-name="P13"/>
      <text:p text:style-name="P13"/>
      <text:h text:style-name="Heading_20_2" text:outline-level="2">Capturas de pantalla</text:h>
      <text:p text:style-name="P12"/>
      <text:p text:style-name="P12"/>
      <text:p text:style-name="P14">capturas de un posible ejecuc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iberation Sans" fo:font-family="'Liberation San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B1" style:family="table-cell">
      <style:table-cell-properties fo:padding="0.097cm" fo:border="0.05pt solid #ffffff"/>
    </style:style>
    <style:style style:name="MP1" style:family="paragraph" style:parent-style-name="Header">
      <style:text-properties officeooo:rsid="00176fd7" officeooo:paragraph-rsid="00176fd7"/>
    </style:style>
    <style:style style:name="MP2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MP3" style:family="paragraph" style:parent-style-name="Header">
      <style:paragraph-properties fo:text-align="start" style:justify-single-word="false"/>
      <style:text-properties fo:font-size="10.5pt" fo:font-style="italic" officeooo:rsid="008942ec" officeooo:paragraph-rsid="008942ec" style:font-size-asian="10.5pt" style:font-style-asian="italic" style:font-size-complex="10.5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opacity="65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">Programación Multimedia y<text:line-break/>Dispositivos Móviles</text:p>
            </table:table-cell>
            <table:table-cell table:style-name="Tabla6.B1" office:value-type="string">
              <text:p text:style-name="MP4">Roldán Sanchis Martínez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29T20:11:04.562000000</dc:date>
    <meta:editing-duration>PT9H22M15S</meta:editing-duration>
    <meta:editing-cycles>96</meta:editing-cycles>
    <meta:generator>LibreOffice/7.2.2.2$Windows_X86_64 LibreOffice_project/02b2acce88a210515b4a5bb2e46cbfb63fe97d56</meta:generator>
    <meta:creation-date>2024-10-08T22:14:00</meta:creation-date>
    <meta:document-statistic meta:table-count="7" meta:image-count="0" meta:object-count="0" meta:page-count="3" meta:paragraph-count="28" meta:word-count="67" meta:character-count="434" meta:non-whitespace-character-count="385"/>
  </office:meta>
</office:document-meta>
</file>